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7722in" fo:margin-left="0in" fo:margin-top="0in" fo:margin-bottom="0in" table:align="left"/>
    </style:style>
    <style:style style:name="Table14.A" style:family="table-column">
      <style:table-column-properties style:column-width="6.7722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style>
    <style:style style:name="P3" style:family="paragraph" style:parent-style-name="Standard">
      <style:paragraph-properties fo:margin-top="0.139in" fo:margin-bottom="2.5in" loext:contextual-spacing="false" fo:line-height="100%" fo:orphans="2" fo:widows="2"/>
    </style:style>
    <style:style style:name="P4" style:family="paragraph" style:parent-style-name="Standard">
      <style:paragraph-properties fo:margin-top="0.139in" fo:margin-bottom="2.5in" loext:contextual-spacing="false" fo:line-height="100%" fo:orphans="2" fo:widows="2"/>
      <style:text-properties fo:color="#666666" style:font-name="Proxima Nova" fo:font-size="10pt" style:font-name-asian="Proxima Nova1" style:font-size-asian="10pt" style:font-name-complex="Proxima Nova1" style:font-size-complex="10pt"/>
    </style:style>
    <style:style style:name="P5" style:family="paragraph" style:parent-style-name="Standard">
      <style:paragraph-properties fo:margin-top="0.139in" fo:margin-bottom="0in" loext:contextual-spacing="false" fo:line-height="125%" fo:orphans="2" fo:widows="2"/>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top="0.139in" fo:margin-bottom="0in" loext:contextual-spacing="false" fo:line-height="125%" fo:orphans="2" fo:widows="2"/>
    </style:style>
    <style:style style:name="P7" style:family="paragraph" style:parent-style-name="Standard">
      <style:paragraph-properties fo:margin-left="-0.0043in" fo:margin-right="0in" fo:margin-top="0in" fo:margin-bottom="0in" loext:contextual-spacing="false" fo:line-height="130%" fo:orphans="2" fo:widows="2" fo:text-indent="0in" style:auto-text-indent="false"/>
      <style:text-properties fo:color="#595959" style:font-name="Lato" style:font-name-asian="Lato1" style:font-name-complex="Lato1"/>
    </style:style>
    <style:style style:name="P8" style:family="paragraph" style:parent-style-name="Standard">
      <style:paragraph-properties fo:margin-left="0in" fo:margin-right="0in" fo:text-indent="0.0783in" style:auto-text-indent="false"/>
    </style:style>
    <style:style style:name="P9" style:family="paragraph" style:parent-style-name="Standard">
      <style:paragraph-properties fo:margin-left="0.2744in" fo:margin-right="0.2807in" fo:text-indent="0in" style:auto-text-indent="false"/>
    </style:style>
    <style:style style:name="P10"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11"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2"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style>
    <style:style style:name="P13"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4" style:family="paragraph" style:parent-style-name="Standard">
      <loext:graphic-properties draw:fill="solid" draw:fill-color="#cccc99"/>
      <style:paragraph-properties fo:margin-left="0.4453in" fo:margin-right="0.0398in" fo:margin-top="0.0591in" fo:margin-bottom="0.0783in" loext:contextual-spacing="false" fo:line-height="100%" fo:keep-together="auto" fo:orphans="0" fo:widows="0" fo:text-indent="0.039in" style:auto-text-indent="false" fo:background-color="#cccc99" fo:padding="0.0555in" fo:border="0.51pt solid #000000" fo:keep-with-next="auto"/>
    </style:style>
    <style:style style:name="P15"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16" style:family="paragraph" style:parent-style-name="Standard">
      <style:paragraph-properties fo:margin-left="0in" fo:margin-right="0in" fo:margin-top="0.0398in" fo:margin-bottom="0.0429in" loext:contextual-spacing="false" fo:line-height="100%"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7" style:family="paragraph" style:parent-style-name="Standard">
      <style:paragraph-properties fo:margin-left="0in" fo:margin-right="0in" fo:margin-top="0.1665in" fo:margin-bottom="0.0835in" loext:contextual-spacing="false" fo:line-height="100%" fo:keep-together="auto" fo:orphans="0" fo:widows="0" fo:text-indent="0in" style:auto-text-indent="false" fo:padding="0in" fo:border="none" fo:keep-with-next="always"/>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22" style:family="paragraph" style:parent-style-name="Standard" style:master-page-name="Converted1">
      <style:paragraph-properties fo:margin-left="0in" fo:margin-right="0in" fo:margin-top="0in" fo:margin-bottom="0in" loext:contextual-spacing="false" fo:line-height="100%" fo:keep-together="auto" fo:orphans="0" fo:widows="0" fo:text-indent="0in" style:auto-text-indent="false" style:page-number="auto" fo:padding="0in" fo:border="none" fo:keep-with-next="auto"/>
    </style:style>
    <style:style style:name="P2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8" style:family="paragraph" style:parent-style-name="Standard" style:list-style-name="WWNum1">
      <style:paragraph-properties fo:margin-left="0.5in" fo:margin-right="0in" fo:text-indent="-0.25in" style:auto-text-indent="false"/>
    </style:style>
    <style:style style:name="P29" style:family="paragraph" style:parent-style-name="Standard" style:list-style-name="WWNum3">
      <style:paragraph-properties fo:margin-left="0.5in" fo:margin-right="0in" fo:text-indent="-0.25in" style:auto-text-indent="false"/>
    </style:style>
    <style:style style:name="P30" style:family="paragraph" style:parent-style-name="Standard" style:list-style-name="WWNum2">
      <style:paragraph-properties fo:margin-left="0.5in" fo:margin-right="0in" fo:text-indent="-0.25in" style:auto-text-indent="false"/>
    </style:style>
    <style:style style:name="P31" style:family="paragraph" style:parent-style-name="Heading_20_1" style:list-style-name="WWNum4">
      <style:paragraph-properties fo:text-align="justify" style:justify-single-word="false"/>
    </style:style>
    <style:style style:name="P32" style:family="paragraph" style:parent-style-name="Heading_20_1" style:list-style-name="WWNum4"/>
    <style:style style:name="P33" style:family="paragraph" style:parent-style-name="Heading_20_1">
      <style:paragraph-properties fo:margin-left="0.3in" fo:margin-right="0in" fo:text-align="justify" style:justify-single-word="false" fo:text-indent="0in" style:auto-text-indent="false"/>
    </style:style>
    <style:style style:name="P34" style:family="paragraph" style:parent-style-name="Heading_20_1" style:list-style-name="WWNum4">
      <style:paragraph-properties fo:margin-top="0.0398in" fo:margin-bottom="0in" loext:contextual-spacing="false"/>
    </style:style>
    <style:style style:name="P35" style:family="paragraph" style:parent-style-name="Heading_20_2" style:list-style-name="WWNum4"/>
    <style:style style:name="P36" style:family="paragraph" style:parent-style-name="Heading_20_2" style:list-style-name="WWNum4">
      <style:paragraph-properties fo:margin-top="0in" fo:margin-bottom="0.0429in" loext:contextual-spacing="false"/>
    </style:style>
    <style:style style:name="P37"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2"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3" style:family="text">
      <style:text-properties fo:color="#336633" fo:font-size="14pt" style:font-size-asian="14pt" style:font-size-complex="14pt"/>
    </style:style>
    <style:style style:name="T14" style:family="text">
      <style:text-properties style:font-name="Verdana" fo:font-size="10pt" fo:font-weight="bold" style:font-name-asian="Verdana1" style:font-size-asian="10pt" style:font-weight-asian="bold" style:font-name-complex="Verdana1" style:font-size-complex="10pt"/>
    </style:style>
    <style:style style:name="T15" style:family="text">
      <style:text-properties style:font-name="Verdana" fo:font-size="10pt" style:font-name-asian="Verdana1" style:font-size-asian="10pt" style:font-name-complex="Verdana1" style:font-size-complex="10pt"/>
    </style:style>
    <style:style style:name="T16" style:family="text">
      <style:text-properties style:font-name="Verdana" fo:font-size="8pt" fo:font-weight="bold" style:font-name-asian="Verdana1" style:font-size-asian="8pt" style:font-weight-asian="bold" style:font-name-complex="Verdana1" style:font-size-complex="8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1" style:family="text">
      <style:text-properties fo:font-variant="small-caps" style:font-name="Verdana" fo:font-size="8pt" fo:font-weight="bold" style:font-name-asian="Verdana1" style:font-size-asian="8pt" style:font-weight-asian="bold" style:font-name-complex="Verdana1" style:font-size-complex="8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style:font-name="Calibri" fo:font-size="14pt" style:font-name-asian="Calibri1" style:font-size-asian="14pt" style:font-name-complex="Calibri1" style:font-size-complex="14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font-variant="small-caps" fo:color="#999966" style:font-name="Tahoma" fo:font-size="9pt" style:font-name-asian="Tahoma1" style:font-size-asian="9pt" style:font-name-complex="Tahoma1" style:font-size-complex="9pt"/>
    </style:style>
    <style:style style:name="T28" style:family="text">
      <style:text-properties style:font-name="Arimo" fo:font-size="10pt" fo:font-weight="bold" style:font-name-asian="Arimo1" style:font-size-asian="10pt" style:font-weight-asian="bold" style:font-name-complex="Arimo1" style:font-size-complex="10pt"/>
    </style:style>
    <style:style style:name="T29" style:family="text">
      <style:text-properties fo:font-weight="bold" style:font-weight-asian="bold"/>
    </style:style>
    <style:style style:name="T30" style:family="text">
      <style:text-properties fo:color="#000080" style:font-name="Consolas" fo:background-color="#f8f8f8" loext:char-shading-value="0" style:font-name-asian="Consolas1" style:font-name-complex="Consolas1"/>
    </style:style>
    <style:style style:name="T31" style:family="text">
      <style:text-properties fo:color="#008080" style:font-name="Consolas" fo:background-color="#f8f8f8" loext:char-shading-value="0" style:font-name-asian="Consolas1" style:font-name-complex="Consolas1"/>
    </style:style>
    <style:style style:name="T32" style:family="text">
      <style:text-properties fo:color="#dd1144" style:font-name="Consolas" fo:background-color="#f8f8f8" loext:char-shading-value="0" style:font-name-asian="Consolas1" style:font-name-complex="Consolas1"/>
    </style:style>
    <style:style style:name="T33" style:family="text">
      <style:text-properties fo:color="#333333" style:font-name="Consolas" fo:font-weight="bold" fo:background-color="#f8f8f8" loext:char-shading-value="0" style:font-name-asian="Consolas1" style:font-weight-asian="bold" style:font-name-complex="Consolas1"/>
    </style:style>
    <style:style style:name="T34" style:family="text">
      <style:text-properties fo:color="#333333" style:font-name="Consolas" fo:background-color="#f8f8f8" loext:char-shading-value="0" style:font-name-asian="Consolas1" style:font-name-complex="Consolas1"/>
    </style:style>
    <style:style style:name="T35" style:family="text">
      <style:text-properties fo:color="#0086b3" style:font-name="Consolas" fo:background-color="#f8f8f8" loext:char-shading-value="0" style:font-name-asian="Consolas1" style:font-name-complex="Consolas1"/>
    </style:style>
    <style:style style:name="T36" style:family="text">
      <style:text-properties style:text-underline-style="none"/>
    </style:style>
    <style:style style:name="T37" style:family="text">
      <style:text-properties fo:color="#999988" style:font-name="Consolas" fo:font-style="italic" fo:background-color="#f8f8f8" loext:char-shading-value="0" style:font-name-asian="Consolas1" style:font-style-asian="italic" style:font-name-complex="Consolas1"/>
    </style:style>
    <style:style style:name="T38" style:family="text">
      <style:text-properties fo:color="#1155cc" style:text-underline-style="solid" style:text-underline-width="auto" style:text-underline-color="font-color"/>
    </style:style>
    <style:style style:name="T39" style:family="text">
      <style:text-properties style:text-position="0% 1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bookmark text:name="_aczyuw2yex2w"/><text:span text:style-name="T1">Desarrollo Web en Entorno Cliente</text:span><text:span text:style-name="T3"><text:line-break/></text:span><text:span text:style-name="T4">UD 06. Formularios</text:span></text:p>
      <text:p text:style-name="P3"><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5"/>
      <text:p text:style-name="P5"/>
      <text:p text:style-name="P5"/>
      <text:p text:style-name="P6"><text:span text:style-name="T6">Actualizado Noviembre 2020</text:span></text:p>
      <text:p text:style-name="P7"/>
      <text:p text:style-name="P7"/>
      <text:p text:style-name="P7"/>
      <text:p text:style-name="P8"><text:span text:style-name="T13">Licencia</text:span></text:p>
      <text:p text:style-name="P10"/>
      <text:p text:style-name="P9"><text:span text:style-name="T14">Reconocimiento – NoComercial - CompartirIgual (BY-NC-SA)</text:span><text:span text:style-name="T15">: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11"/>
      <text:p text:style-name="P12"><text:span text:style-name="T8">Nomenclatura</text:span></text:p>
      <text:p text:style-name="P12"><text:span text:style-name="T9">A lo largo de este tema se utilizarán distintos símbolos para distinguir elementos importantes dentro del contenido. Estos símbolos son:</text:span></text:p>
      <text:p text:style-name="P13"/>
      <text:p text:style-name="P14"><text:span text:style-name="T17">📖 </text:span><text:span text:style-name="T10">Importante</text:span></text:p>
      <text:p text:style-name="P16"/>
      <text:p text:style-name="P14"><text:span text:style-name="T18">❕</text:span><text:span text:style-name="T11"> </text:span><text:span text:style-name="T10">Atención</text:span></text:p>
      <text:p text:style-name="P16"/>
      <text:p text:style-name="P14"><text:span text:style-name="T12">💬</text:span><text:span text:style-name="T10"> Interesante</text:span></text:p>
      <text:p text:style-name="P33"/>
      <text:p text:style-name="P17"><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text:span text:style-name="T20">1. </text:span><text:a xlink:type="simple" xlink:href="#_ge43nvu7ywtj" text:style-name="Index_20_Link" text:visited-style-name="Index_20_Link"><text:span text:style-name="T16">Introducción</text:span></text:a><text:span text:style-name="T16"><text:tab/>3</text:span></text:p>
          <text:p text:style-name="P24"><text:span text:style-name="T21">2. </text:span><text:a xlink:type="simple" xlink:href="#_ufc7q4t6mm5g" text:style-name="Index_20_Link" text:visited-style-name="Index_20_Link"><text:span text:style-name="T16">Acceso a elementos de formularios</text:span></text:a><text:span text:style-name="T16"><text:tab/>3</text:span></text:p>
          <text:p text:style-name="P27"><text:span text:style-name="T21">2.1. </text:span><text:a xlink:type="simple" xlink:href="#_4klsf52xtj5q" text:style-name="Index_20_Link" text:visited-style-name="Index_20_Link"><text:span text:style-name="T16">text</text:span></text:a><text:span text:style-name="T16"><text:tab/>3</text:span></text:p>
          <text:p text:style-name="P27"><text:span text:style-name="T21">2.2. </text:span><text:a xlink:type="simple" xlink:href="#_z9tu5d6ix8xu" text:style-name="Index_20_Link" text:visited-style-name="Index_20_Link"><text:span text:style-name="T16">Radio button</text:span></text:a><text:span text:style-name="T16"><text:tab/>3</text:span></text:p>
          <text:p text:style-name="P27"><text:span text:style-name="T21">2.3. </text:span><text:a xlink:type="simple" xlink:href="#_ncvkmarxqo2g" text:style-name="Index_20_Link" text:visited-style-name="Index_20_Link"><text:span text:style-name="T16">checkbox</text:span></text:a><text:span text:style-name="T16"><text:tab/>4</text:span></text:p>
          <text:p text:style-name="P27"><text:span text:style-name="T21">2.4. </text:span><text:a xlink:type="simple" xlink:href="#_zf78cimvq3nk" text:style-name="Index_20_Link" text:visited-style-name="Index_20_Link"><text:span text:style-name="T16">select</text:span></text:a><text:span text:style-name="T16"><text:tab/>4</text:span></text:p>
          <text:p text:style-name="P24"><text:span text:style-name="T21">3. </text:span><text:a xlink:type="simple" xlink:href="#_fyyk8rpbrcm9" text:style-name="Index_20_Link" text:visited-style-name="Index_20_Link"><text:span text:style-name="T16">Validación de formularios: evento onsubmit</text:span></text:a><text:span text:style-name="T16"><text:tab/>5</text:span></text:p>
          <text:p text:style-name="P27"><text:span text:style-name="T21">3.1. </text:span><text:a xlink:type="simple" xlink:href="#_75phrmb0tp0v" text:style-name="Index_20_Link" text:visited-style-name="Index_20_Link"><text:span text:style-name="T16">Validar un formulario</text:span></text:a><text:span text:style-name="T16"><text:tab/>5</text:span></text:p>
          <text:p text:style-name="P27"><text:span text:style-name="T21">3.2. </text:span><text:a xlink:type="simple" xlink:href="#_5o1ttwshsq46" text:style-name="Index_20_Link" text:visited-style-name="Index_20_Link"><text:span text:style-name="T16">Deshabilitar enviar un formulario dos veces</text:span></text:a><text:span text:style-name="T16"><text:tab/>5</text:span></text:p>
          <text:p text:style-name="P27"><text:span text:style-name="T21">3.3. </text:span><text:a xlink:type="simple" xlink:href="#_mjxb0wgkwcef" text:style-name="Index_20_Link" text:visited-style-name="Index_20_Link"><text:span text:style-name="T16">Enviar un formulario desde código</text:span></text:a><text:span text:style-name="T16"><text:tab/>5</text:span></text:p>
          <text:p text:style-name="P24"><text:span text:style-name="T21">4. </text:span><text:a xlink:type="simple" xlink:href="#_ktsn2aproqo8" text:style-name="Index_20_Link" text:visited-style-name="Index_20_Link"><text:span text:style-name="T16">Validación de formularios: Expresiones regulares</text:span></text:a><text:span text:style-name="T16"><text:tab/>6</text:span></text:p>
          <text:p text:style-name="P27"><text:span text:style-name="T21">4.1. </text:span><text:a xlink:type="simple" xlink:href="#_75nbqv6e59n6" text:style-name="Index_20_Link" text:visited-style-name="Index_20_Link"><text:span text:style-name="T16">Expresiones regulares con atributo pattern</text:span></text:a><text:span text:style-name="T16"><text:tab/>6</text:span></text:p>
          <text:p text:style-name="P27"><text:span text:style-name="T21">4.2. </text:span><text:a xlink:type="simple" xlink:href="#_6xyjnqxtxvma" text:style-name="Index_20_Link" text:visited-style-name="Index_20_Link"><text:span text:style-name="T16">Funciones Javascript para el uso de expresiones regulares</text:span></text:a><text:span text:style-name="T16"><text:tab/>6</text:span></text:p>
          <text:p text:style-name="P24"><text:span text:style-name="T21">5. </text:span><text:a xlink:type="simple" xlink:href="#_lhq7pgr0vurw" text:style-name="Index_20_Link" text:visited-style-name="Index_20_Link"><text:span text:style-name="T16">Bibliotecas para validación formularios Javascript</text:span></text:a><text:span text:style-name="T16"><text:tab/>7</text:span></text:p>
          <text:p text:style-name="P24"><text:span text:style-name="T21">6. </text:span><text:a xlink:type="simple" xlink:href="#_ech63litfpca" text:style-name="Index_20_Link" text:visited-style-name="Index_20_Link"><text:span text:style-name="T16">Bibliografía</text:span></text:a><text:span text:style-name="T16"><text:tab/>7</text:span></text:p>
          <text:p text:style-name="P25"><text:span text:style-name="T21">7. </text:span><text:a xlink:type="simple" xlink:href="#_g1qlmy5ta6mu" text:style-name="Index_20_Link" text:visited-style-name="Index_20_Link"><text:span text:style-name="T16">Autores (en orden alfabético)</text:span></text:a><text:span text:style-name="T16"><text:tab/>7</text:span></text:p>
        </text:index-body>
      </text:table-of-content>
      <text:p text:style-name="P22"><text:span text:style-name="T22">UD0</text:span><text:span text:style-name="T23">6</text:span><text:span text:style-name="T24">. </text:span><text:span text:style-name="T23">Formularios</text:span></text:p>
      <text:list xml:id="list4050011416" text:style-name="WWNum4">
        <text:list-item>
          <text:p text:style-name="P32"><text:bookmark text:name="_ge43nvu7ywtj"/>Introducción</text:p>
        </text:list-item>
      </text:list>
      <text:p text:style-name="P26">En esta unidad trataremos algunas de las operaciones más habituales en los formularios. En primer lugar veremos cómo acceder a elementos de formularios de distinto tipo. También veremos como validar envíos de formularios a mano, mediante el evento “onsubmit” y el uso sencillo de expresiones regulares.</text:p>
      <text:p text:style-name="P15"><text:span text:style-name="T18">❕</text:span><text:span text:style-name="T28"> </text:span><text:span text:style-name="T29">Atención: </text:span>al programar una aplicación Web, el cliente debe validar la información introducida, pero ello no quita que el servidor también debe validarla, siendo esta validación incluso más importante que la validación en el cliente.</text:p>
      <text:list xml:id="list12315415509055" text:continue-numbering="true" text:style-name="WWNum4">
        <text:list-item>
          <text:p text:style-name="P32"><text:bookmark text:name="_ufc7q4t6mm5g"/>Acceso a elementos de formularios</text:p>
          <text:list>
            <text:list-item>
              <text:p text:style-name="P35"><text:bookmark text:name="_4klsf52xtj5q"/>text</text:p>
            </text:list-item>
          </text:list>
        </text:list-item>
      </text:list>
      <text:p text:style-name="P26">Para acceder al valor de un input de tipo texto, simplemente debemos referenciar el atributo “value”.</text:p>
      <text:p text:style-name="P26"><text:span text:style-name="T29">Ejemplo</text:span>:</text:p>
      <table:table table:name="Table1" table:style-name="Table1">
        <table:table-column table:style-name="Table1.A"/>
        <table:table-row table:style-name="Table1.1">
          <table:table-cell table:style-name="Table1.A1" office:value-type="string">
            <text:p text:style-name="P18"><text:span text:style-name="T30">&lt;input </text:span><text:span text:style-name="T31">type</text:span><text:span text:style-name="T30">=</text:span><text:span text:style-name="T32">"text"</text:span><text:span text:style-name="T30"> </text:span><text:span text:style-name="T31">id</text:span><text:span text:style-name="T30">=</text:span><text:span text:style-name="T32">"miTexto"</text:span><text:span text:style-name="T30">&gt;</text:span></text:p>
          </table:table-cell>
        </table:table-row>
      </table:table>
      <text:p text:style-name="P26"><text:span text:style-name="T29">Javascript asociado:</text:span></text:p>
      <table:table table:name="Table2" table:style-name="Table2">
        <table:table-column table:style-name="Table2.A"/>
        <table:table-row table:style-name="Table2.1">
          <table:table-cell table:style-name="Table2.A1" office:value-type="string">
            <text:p text:style-name="P18"><text:span text:style-name="T33">let</text:span><text:span text:style-name="T34"> elemento=</text:span><text:span text:style-name="T35">document</text:span><text:span text:style-name="T34">.getElementById(</text:span><text:span text:style-name="T32">"miTexto"</text:span><text:span text:style-name="T34">);<text:line-break/>alert(elemento.value);</text:span></text:p>
          </table:table-cell>
        </table:table-row>
      </table:table>
      <text:list xml:id="list12316951175180" text:continue-numbering="true" text:style-name="WWNum4">
        <text:list-item>
          <text:list>
            <text:list-item>
              <text:p text:style-name="P35"><text:bookmark text:name="_z9tu5d6ix8xu"/><text:s/>Radio button</text:p>
            </text:list-item>
          </text:list>
        </text:list-item>
      </text:list>
      <text:p text:style-name="P26">Los “Radio button” son elementos del formulario que ante varias entradas te permiten seleccionar sólo una de ellas. Se agrupan teniendo un “name” común.</text:p>
      <text:p text:style-name="P26">Para acceder a ellos, se accede como un array, donde se tiene el atributo “value” y el atributo “checked” que es true si está seleccionado, false en caso contrario.</text:p>
      <text:p text:style-name="P26"><text:span text:style-name="T29">Ejemplo:</text:span></text:p>
      <table:table table:name="Table3" table:style-name="Table3">
        <table:table-column table:style-name="Table3.A"/>
        <table:table-row table:style-name="Table3.1">
          <table:table-cell table:style-name="Table3.A1" office:value-type="string">
            <text:p text:style-name="P18"><text:span text:style-name="T30">&lt;input </text:span><text:span text:style-name="T31">type</text:span><text:span text:style-name="T30">=</text:span><text:span text:style-name="T32">"radio"</text:span><text:span text:style-name="T30"> </text:span><text:span text:style-name="T31">id</text:span><text:span text:style-name="T30">=</text:span><text:span text:style-name="T32">"preguntaSI"</text:span><text:span text:style-name="T30"> </text:span><text:span text:style-name="T31">name</text:span><text:span text:style-name="T30">=</text:span><text:span text:style-name="T32">"pregunta"</text:span><text:span text:style-name="T30"> </text:span><text:span text:style-name="T31">value</text:span><text:span text:style-name="T30">=</text:span><text:span text:style-name="T32">"si"</text:span><text:span text:style-name="T30"> /&gt;</text:span><text:span text:style-name="T34"><text:line-break/></text:span><text:span text:style-name="T30">&lt;label </text:span><text:span text:style-name="T31">for</text:span><text:span text:style-name="T30">=</text:span><text:span text:style-name="T32">"preguntaSI"</text:span><text:span text:style-name="T30">&gt;</text:span><text:span text:style-name="T34">SI</text:span><text:span text:style-name="T30">&lt;/label&gt;</text:span><text:span text:style-name="T34"><text:line-break/></text:span><text:span text:style-name="T30">&lt;input </text:span><text:span text:style-name="T31">type</text:span><text:span text:style-name="T30">=</text:span><text:span text:style-name="T32">"radio"</text:span><text:span text:style-name="T30"> </text:span><text:span text:style-name="T31">id</text:span><text:span text:style-name="T30">=</text:span><text:span text:style-name="T32">"preguntaNO"</text:span><text:span text:style-name="T30"> </text:span><text:span text:style-name="T31">name</text:span><text:span text:style-name="T30">=</text:span><text:span text:style-name="T32">"pregunta"</text:span><text:span text:style-name="T30"> </text:span><text:span text:style-name="T31">value</text:span><text:span text:style-name="T30">=</text:span><text:span text:style-name="T32">"no"</text:span><text:span text:style-name="T30"> /&gt;</text:span><text:span text:style-name="T34"><text:line-break/></text:span><text:span text:style-name="T30">&lt;label </text:span><text:span text:style-name="T31">for</text:span><text:span text:style-name="T30">=</text:span><text:span text:style-name="T32">"preguntaNO"</text:span><text:span text:style-name="T30">&gt;</text:span><text:span text:style-name="T34">NO</text:span><text:span text:style-name="T30">&lt;/label&gt;</text:span></text:p>
          </table:table-cell>
        </table:table-row>
      </table:table>
      <text:p text:style-name="P26"><text:span text:style-name="T29">Javascript asociado:</text:span></text:p>
      <table:table table:name="Table4" table:style-name="Table4">
        <table:table-column table:style-name="Table4.A"/>
        <table:table-row table:style-name="Table4.1">
          <table:table-cell table:style-name="Table4.A1" office:value-type="string">
            <text:p text:style-name="P18"><text:span text:style-name="T33">let</text:span><text:span text:style-name="T34"> elementos=</text:span><text:span text:style-name="T35">document</text:span><text:span text:style-name="T34">.getElementsByName(</text:span><text:span text:style-name="T32">"pregunta"</text:span><text:span text:style-name="T34">);<text:line-break/></text:span><text:span text:style-name="T33">for</text:span><text:span text:style-name="T34">(</text:span><text:span text:style-name="T33">let</text:span><text:span text:style-name="T34"> i=</text:span><text:span text:style-name="T31">0</text:span><text:span text:style-name="T34">;i&lt;elementos.length;i++){<text:line-break/><text:tab/></text:span><text:span text:style-name="T33">if</text:span><text:span text:style-name="T34">(elementos[i].checked===</text:span><text:span text:style-name="T31">true</text:span><text:span text:style-name="T34">)<text:line-break/><text:tab/><text:tab/>alert(</text:span><text:span text:style-name="T32">"Valor del elemento marcado "</text:span><text:span text:style-name="T34">+elementos[i].value);<text:line-break/>}</text:span></text:p>
          </table:table-cell>
        </table:table-row>
      </table:table>
      <text:p text:style-name="P26"/>
      <text:p text:style-name="P26"/>
      <text:list xml:id="list12316772060526" text:continue-numbering="true" text:style-name="WWNum4">
        <text:list-item>
          <text:list>
            <text:list-item>
              <text:p text:style-name="P35"><text:bookmark text:name="_ncvkmarxqo2g"/>checkbox</text:p>
            </text:list-item>
          </text:list>
        </text:list-item>
      </text:list>
      <text:p text:style-name="P26">Similar a los “Radio button”, salvo que permite que haya más de un elemento marcado. </text:p>
      <text:p text:style-name="P26"><text:span text:style-name="T29">Ejemplo:</text:span></text:p>
      <table:table table:name="Table5" table:style-name="Table5">
        <table:table-column table:style-name="Table5.A"/>
        <table:table-row table:style-name="Table5.1">
          <table:table-cell table:style-name="Table5.A1" office:value-type="string">
            <text:p text:style-name="P18"><text:span text:style-name="T30">&lt;input </text:span><text:span text:style-name="T31">type</text:span><text:span text:style-name="T30">=</text:span><text:span text:style-name="T32">"checkbox"</text:span><text:span text:style-name="T30"> </text:span><text:span text:style-name="T31">id</text:span><text:span text:style-name="T30">=</text:span><text:span text:style-name="T32">"preguntaAS"</text:span><text:span text:style-name="T30"> </text:span><text:span text:style-name="T31">name</text:span><text:span text:style-name="T30">=</text:span><text:span text:style-name="T32">"pregunta"</text:span><text:span text:style-name="T30"> </text:span><text:span text:style-name="T31">value</text:span><text:span text:style-name="T30">=</text:span><text:span text:style-name="T32">"asc"</text:span><text:span text:style-name="T30"> /&gt;</text:span><text:span text:style-name="T34"><text:line-break/></text:span><text:span text:style-name="T30">&lt;label </text:span><text:span text:style-name="T31">for</text:span><text:span text:style-name="T30">=</text:span><text:span text:style-name="T32">"preguntaAS"</text:span><text:span text:style-name="T30">&gt;</text:span><text:span text:style-name="T34">Piso con ascensor</text:span><text:span text:style-name="T30">&lt;/label&gt;</text:span><text:span text:style-name="T34"><text:line-break/></text:span><text:span text:style-name="T30">&lt;input </text:span><text:span text:style-name="T31">type</text:span><text:span text:style-name="T30">=</text:span><text:span text:style-name="T32">"checkbox"</text:span><text:span text:style-name="T30"> </text:span><text:span text:style-name="T31">id</text:span><text:span text:style-name="T30">=</text:span><text:span text:style-name="T32">"preguntaAM"</text:span><text:span text:style-name="T30"> </text:span><text:span text:style-name="T31">name</text:span><text:span text:style-name="T30">=</text:span><text:span text:style-name="T32">"pregunta"</text:span><text:span text:style-name="T30"> </text:span><text:span text:style-name="T31">value</text:span><text:span text:style-name="T30">=</text:span><text:span text:style-name="T32">"amb"</text:span><text:span text:style-name="T30"> /&gt;</text:span><text:span text:style-name="T34"><text:line-break/></text:span><text:span text:style-name="T30">&lt;label </text:span><text:span text:style-name="T31">for</text:span><text:span text:style-name="T30">=</text:span><text:span text:style-name="T32">"preguntaAM"</text:span><text:span text:style-name="T30">&gt;</text:span><text:span text:style-name="T34">Piso amueblado</text:span><text:span text:style-name="T30">&lt;/label&gt;</text:span></text:p>
          </table:table-cell>
        </table:table-row>
      </table:table>
      <text:p text:style-name="P26"><text:span text:style-name="T29">Javascript asociado:</text:span></text:p>
      <table:table table:name="Table6" table:style-name="Table6">
        <table:table-column table:style-name="Table6.A"/>
        <table:table-row table:style-name="Table6.1">
          <table:table-cell table:style-name="Table6.A1" office:value-type="string">
            <text:p text:style-name="P18"><text:span text:style-name="T33">let</text:span><text:span text:style-name="T34"> elementos=</text:span><text:span text:style-name="T35">document</text:span><text:span text:style-name="T34">.getElementsByName(</text:span><text:span text:style-name="T32">"pregunta"</text:span><text:span text:style-name="T34">);<text:line-break/></text:span><text:span text:style-name="T33">for</text:span><text:span text:style-name="T34">(</text:span><text:span text:style-name="T33">let</text:span><text:span text:style-name="T34"> i=</text:span><text:span text:style-name="T31">0</text:span><text:span text:style-name="T34">;i&lt;elementos.length;i++){<text:line-break/><text:tab/></text:span><text:span text:style-name="T33">if</text:span><text:span text:style-name="T34">(elementos[i].checked===</text:span><text:span text:style-name="T31">true</text:span><text:span text:style-name="T34">){<text:line-break/><text:tab/><text:tab/>alert(</text:span><text:span text:style-name="T32">"Valor del elemento marcado "</text:span><text:span text:style-name="T34">+elementos[i].value);<text:line-break/><text:tab/>}<text:line-break/>}</text:span></text:p>
          </table:table-cell>
        </table:table-row>
      </table:table>
      <text:list xml:id="list12316878352034" text:continue-numbering="true" text:style-name="WWNum4">
        <text:list-item>
          <text:list>
            <text:list-item>
              <text:p text:style-name="P35"><text:bookmark text:name="_zf78cimvq3nk"/>select</text:p>
            </text:list-item>
          </text:list>
        </text:list-item>
      </text:list>
      <text:p text:style-name="P26">Elemento que muestra un desplegable y nos permite elegir una opción del mismo. Aquí destaca el atributo “options”, que es un atributo que contiene un array con las opciones disponibles y el atributo “selectedIndex” que contiene <text:s text:c="2"/>(y se puede modificar) la posición del array “options” seleccionada actualmente (o la primera si se permite multiselección) o -1 si no está seleccionada ninguna opción (o queremos des-seleccionarlas).</text:p>
      <text:p text:style-name="P26"/>
      <text:p text:style-name="P26">Dentro de cada “options”, “value” almacena el valor y “text” el texto mostrado.</text:p>
      <text:p text:style-name="P26"><text:span text:style-name="T29">Ejemplo:</text:span></text:p>
      <table:table table:name="Table7" table:style-name="Table7">
        <table:table-column table:style-name="Table7.A"/>
        <table:table-row table:style-name="Table7.1">
          <table:table-cell table:style-name="Table7.A1" office:value-type="string">
            <text:p text:style-name="P18"><text:span text:style-name="T30">&lt;select </text:span><text:span text:style-name="T31">id</text:span><text:span text:style-name="T30">=</text:span><text:span text:style-name="T32">"aprobar"</text:span><text:span text:style-name="T30"> &gt;</text:span><text:span text:style-name="T34"><text:line-break/><text:tab/></text:span><text:span text:style-name="T30">&lt;option </text:span><text:span text:style-name="T31">value</text:span><text:span text:style-name="T30">=</text:span><text:span text:style-name="T32">"10"</text:span><text:span text:style-name="T30">&gt;</text:span><text:span text:style-name="T34">Saco 10 en DWEC</text:span><text:span text:style-name="T30">&lt;/option&gt;</text:span><text:span text:style-name="T34"><text:line-break/><text:tab/></text:span><text:span text:style-name="T30">&lt;option </text:span><text:span text:style-name="T31">value</text:span><text:span text:style-name="T30">=</text:span><text:span text:style-name="T32">"9"</text:span><text:span text:style-name="T30">&gt;</text:span><text:span text:style-name="T34">Saco 9 en DWEC</text:span><text:span text:style-name="T30">&lt;/option&gt;</text:span><text:span text:style-name="T34"><text:line-break/><text:tab/></text:span><text:span text:style-name="T30">&lt;option </text:span><text:span text:style-name="T31">value</text:span><text:span text:style-name="T30">=</text:span><text:span text:style-name="T32">"8"</text:span><text:span text:style-name="T30">&gt;</text:span><text:span text:style-name="T34">Saco 8 en DWEC</text:span><text:span text:style-name="T30">&lt;/option&gt;</text:span><text:span text:style-name="T34"><text:line-break/></text:span><text:span text:style-name="T30">&lt;/select&gt;</text:span></text:p>
          </table:table-cell>
        </table:table-row>
      </table:table>
      <text:p text:style-name="P26"><text:span text:style-name="T29">Javascript asociado:</text:span></text:p>
      <table:table table:name="Table8" table:style-name="Table8">
        <table:table-column table:style-name="Table8.A"/>
        <table:table-row table:style-name="Table8.1">
          <table:table-cell table:style-name="Table8.A1" office:value-type="string">
            <text:p text:style-name="P18"><text:span text:style-name="T33">let</text:span><text:span text:style-name="T34"> elemento=</text:span><text:span text:style-name="T35">document</text:span><text:span text:style-name="T34">.getElementById(</text:span><text:span text:style-name="T32">"aprobar"</text:span><text:span text:style-name="T34">);<text:line-break/></text:span><text:span text:style-name="T33">for</text:span><text:span text:style-name="T34">(</text:span><text:span text:style-name="T33">let</text:span><text:span text:style-name="T34"> i=</text:span><text:span text:style-name="T31">0</text:span><text:span text:style-name="T34">;i&lt;elemento.options.length;i++){<text:line-break/><text:tab/>alert(</text:span><text:span text:style-name="T32">"Valor de la opción "</text:span><text:span text:style-name="T34">+elemento.options[i].value);<text:line-break/>}<text:line-break/></text:span><text:span text:style-name="T33">let</text:span><text:span text:style-name="T34"> sel=elemento.selectedIndex;<text:line-break/>alert(</text:span><text:span text:style-name="T32">"El valor de la opción seleccionada es "</text:span><text:span text:style-name="T34">+elemento.options[sel].value+</text:span><text:span text:style-name="T32">" y el texto asociado es "</text:span><text:span text:style-name="T34">+elemento.options[sel].text);<text:line-break/></text:span><text:span text:style-name="T37">// Cambiamos el índice seleccionado</text:span><text:span text:style-name="T34"><text:line-break/>elemento.selectedIndex=</text:span><text:span text:style-name="T31">0</text:span><text:span text:style-name="T34">;</text:span></text:p>
          </table:table-cell>
        </table:table-row>
      </table:table>
      <text:list xml:id="list12317177974608" text:continue-numbering="true" text:style-name="WWNum4">
        <text:list-item>
          <text:p text:style-name="P32"><text:bookmark text:name="_fyyk8rpbrcm9"/>Validación de formularios: evento onsubmit</text:p>
          <text:list>
            <text:list-item>
              <text:p text:style-name="P35"><text:bookmark text:name="_75phrmb0tp0v"/>Validar un formulario</text:p>
            </text:list-item>
          </text:list>
        </text:list-item>
      </text:list>
      <text:p text:style-name="P1">Si un manejador de un evento devuelve true (o no devuelve nada), se realiza el evento asociado. Si el manejador devuelve false, se cancela el evento.</text:p>
      <text:p text:style-name="P1">Existe un evento asociado a un formulario completo llamado “onsubmit”.</text:p>
      <text:p text:style-name="P1">Aprovechando esto, podemos a nuestro antojo permitir el envío de información al servidor mediante el formulario devolviendo true o<text:span text:style-name="T29"> cancelarlo devolviendo false.</text:span></text:p>
      <text:p text:style-name="P1">La estructura típica es la siguiente:</text:p>
      <table:table table:name="Table9" table:style-name="Table9">
        <table:table-column table:style-name="Table9.A"/>
        <table:table-row table:style-name="Table9.1">
          <table:table-cell table:style-name="Table9.A1" office:value-type="string">
            <text:p text:style-name="P18"><text:span text:style-name="T30">&lt;form </text:span><text:span text:style-name="T31">onsubmit</text:span><text:span text:style-name="T30">=</text:span><text:span text:style-name="T32">"return validar();"</text:span><text:span text:style-name="T30">&gt;</text:span></text:p>
          </table:table-cell>
        </table:table-row>
      </table:table>
      <text:p text:style-name="P1">Si la función validar devuelve true, se realiza el envío. Si devuelve false, se cancela.</text:p>
      <text:p text:style-name="P1">En la función validar podemos hacer las validaciones que estimemos convenientes.</text:p>
      <text:list xml:id="list12316693904038" text:continue-numbering="true" text:style-name="WWNum4">
        <text:list-item>
          <text:list>
            <text:list-item>
              <text:p text:style-name="P35"><text:bookmark text:name="_5o1ttwshsq46"/><text:s/>Deshabilitar enviar un formulario dos veces</text:p>
            </text:list-item>
          </text:list>
        </text:list-item>
      </text:list>
      <text:p text:style-name="Standard">A veces un usuario pulsa enviar un formulario más de una vez por error. </text:p>
      <text:p text:style-name="Standard">Si queremos evitar esto, podemos usar “this.disabled=true”;</text:p>
      <text:p text:style-name="P1"><text:span text:style-name="T29">Ejemplo</text:span>:</text:p>
      <table:table table:name="Table10" table:style-name="Table10">
        <table:table-column table:style-name="Table10.A"/>
        <table:table-row table:style-name="Table10.1">
          <table:table-cell table:style-name="Table10.A1" office:value-type="string">
            <text:p text:style-name="P18"><text:span text:style-name="T30">&lt;form </text:span><text:span text:style-name="T31">onsubmit</text:span><text:span text:style-name="T30">=</text:span><text:span text:style-name="T32">"this.disabled=true;"</text:span><text:span text:style-name="T30">&gt;</text:span></text:p>
          </table:table-cell>
        </table:table-row>
      </table:table>
      <text:list xml:id="list12316960544054" text:continue-numbering="true" text:style-name="WWNum4">
        <text:list-item>
          <text:list>
            <text:list-item>
              <text:p text:style-name="P35"><text:bookmark text:name="_mjxb0wgkwcef"/>Enviar un formulario desde código</text:p>
            </text:list-item>
          </text:list>
        </text:list-item>
      </text:list>
      <text:p text:style-name="Standard">En algunas aplicaciones por motivos estéticos o de funcionalidad es deseable que el “enviar un formulario” no se haga desde un botón “submit”, sino desde cualquier otro evento que permita la ejecución de código. Esto se puede hacer recogiendo el elemento del formulario y aplicando el método submit().</text:p>
      <text:p text:style-name="P1"><text:span text:style-name="T29">Ejemplo:</text:span></text:p>
      <table:table table:name="Table11" table:style-name="Table11">
        <table:table-column table:style-name="Table11.A"/>
        <table:table-row table:style-name="Table11.1">
          <table:table-cell table:style-name="Table11.A1" office:value-type="string">
            <text:p text:style-name="P18"><text:span text:style-name="T30">&lt;form </text:span><text:span text:style-name="T31">id</text:span><text:span text:style-name="T30">=</text:span><text:span text:style-name="T32">"formulario"</text:span><text:span text:style-name="T30">&gt;</text:span></text:p>
          </table:table-cell>
        </table:table-row>
      </table:table>
      <text:p text:style-name="P1"><text:span text:style-name="T29">Javascript asociado:</text:span></text:p>
      <table:table table:name="Table12" table:style-name="Table12">
        <table:table-column table:style-name="Table12.A"/>
        <table:table-row table:style-name="Table12.1">
          <table:table-cell table:style-name="Table12.A1" office:value-type="string">
            <text:p text:style-name="P18"><text:span text:style-name="T33">let</text:span><text:span text:style-name="T34"> elemento=</text:span><text:span text:style-name="T35">document</text:span><text:span text:style-name="T34">.getElementById(</text:span><text:span text:style-name="T32">"formulario"</text:span><text:span text:style-name="T34">);<text:line-break/>elemento.submit();</text:span></text:p>
          </table:table-cell>
        </table:table-row>
      </table:table>
      <text:p text:style-name="P1"><text:soft-page-break/></text:p>
      <text:p text:style-name="P1"/>
      <text:list xml:id="list12315308001989" text:continue-numbering="true" text:style-name="WWNum4">
        <text:list-item>
          <text:p text:style-name="P34"><text:bookmark text:name="_ktsn2aproqo8"/>Validación de formularios: Expresiones regulares</text:p>
          <text:list>
            <text:list-item>
              <text:p text:style-name="P36"><text:bookmark text:name="_75nbqv6e59n6"/>Expresiones regulares con atributo pattern</text:p>
            </text:list-item>
          </text:list>
        </text:list-item>
      </text:list>
      <text:p text:style-name="P26">Desde HTML5, los elementos de tipo input pueden definir un atributo llamado “pattern” donde definen una expresión regular. </text:p>
      <text:p text:style-name="P26">Vemos aquí un ejemplo:</text:p>
      <table:table table:name="Table13" table:style-name="Table13">
        <table:table-column table:style-name="Table13.A"/>
        <table:table-row table:style-name="Table13.1">
          <table:table-cell table:style-name="Table13.A1" office:value-type="string">
            <text:p text:style-name="P18"><text:span text:style-name="T30">&lt;form </text:span><text:span text:style-name="T31">action</text:span><text:span text:style-name="T30">=</text:span><text:span text:style-name="T32">"/paginaDestino.php"</text:span><text:span text:style-name="T30">&gt;</text:span><text:span text:style-name="T34"><text:line-break/> <text:s/></text:span><text:span text:style-name="T30">&lt;label </text:span><text:span text:style-name="T31">for</text:span><text:span text:style-name="T30">=</text:span><text:span text:style-name="T32">"pwd"</text:span><text:span text:style-name="T30">&gt;</text:span><text:span text:style-name="T34">Password:</text:span><text:span text:style-name="T30">&lt;/label&gt;</text:span><text:span text:style-name="T34"><text:line-break/> <text:s/></text:span><text:span text:style-name="T30">&lt;input </text:span><text:span text:style-name="T31">type</text:span><text:span text:style-name="T30">=</text:span><text:span text:style-name="T32">"password"</text:span><text:span text:style-name="T30"> </text:span><text:span text:style-name="T31">id</text:span><text:span text:style-name="T30">=</text:span><text:span text:style-name="T32">"pwd"</text:span><text:span text:style-name="T30"> </text:span><text:span text:style-name="T31">name</text:span><text:span text:style-name="T30">=</text:span><text:span text:style-name="T32">"pwd"</text:span><text:span text:style-name="T30"><text:line-break/> <text:s/></text:span><text:span text:style-name="T31">pattern</text:span><text:span text:style-name="T30">=</text:span><text:span text:style-name="T32">"(?=.*\d)(?=.*[a-z])(?=.*[A-Z]).{8,}"</text:span><text:span text:style-name="T30"><text:line-break/> <text:s/></text:span><text:span text:style-name="T31">title</text:span><text:span text:style-name="T30">=</text:span><text:span text:style-name="T32">"Debe contener al menos un número, una mayúscula y una minúscula. Además debe contener 8 o más caracteres"</text:span><text:span text:style-name="T30">&gt;</text:span><text:span text:style-name="T34"><text:line-break/> <text:s/></text:span><text:span text:style-name="T30">&lt;input </text:span><text:span text:style-name="T31">type</text:span><text:span text:style-name="T30">=</text:span><text:span text:style-name="T32">"submit"</text:span><text:span text:style-name="T30">&gt;</text:span><text:span text:style-name="T34"><text:line-break/></text:span><text:span text:style-name="T30">&lt;/form&gt;</text:span></text:p>
          </table:table-cell>
        </table:table-row>
      </table:table>
      <text:p text:style-name="P26"/>
      <text:p text:style-name="P26">En este ejemplo, si al enviarse el formulario no se cumple el patrón definido, se mostrará el contenido del atributo title.</text:p>
      <text:p text:style-name="P26">Podéis ver más ejemplos en <text:a xlink:type="simple" xlink:href="https://www.w3schools.com/tags/att_input_pattern.asp" text:style-name="ListLabel_20_28" text:visited-style-name="ListLabel_20_28"><text:span text:style-name="T38">https://www.w3schools.com/tags/att_input_pattern.asp</text:span></text:a></text:p>
      <text:p text:style-name="P26"/>
      <text:p text:style-name="P26">En la web <text:a xlink:type="simple" xlink:href="http://html5pattern.com/" text:style-name="ListLabel_20_28" text:visited-style-name="ListLabel_20_28"><text:span text:style-name="T38">http://html5pattern.com/</text:span></text:a> podréis obtener una gran cantidad de expresiones regulares ya diseñadas para ser usadas con este atributo.</text:p>
      <text:list xml:id="list12315268287329" text:continue-numbering="true" text:style-name="WWNum4">
        <text:list-item>
          <text:list>
            <text:list-item>
              <text:p text:style-name="P35"><text:bookmark text:name="_6xyjnqxtxvma"/>Funciones Javascript para el uso de expresiones regulares</text:p>
            </text:list-item>
          </text:list>
        </text:list-item>
      </text:list>
      <text:p text:style-name="Standard">Javascript posee dos formar de crear expresiones regulares:</text:p>
      <text:list xml:id="list992109443" text:style-name="WWNum1">
        <text:list-item>
          <text:p text:style-name="P28">Literal con expresión regular. Ejemplo var re = /ab+c/;</text:p>
        </text:list-item>
        <text:list-item>
          <text:p text:style-name="P28">El objeto RegExp. Ejemplo var re = new RegExp("ab+c");</text:p>
        </text:list-item>
      </text:list>
      <text:p text:style-name="Standard">Entre distintos métodos, uno de los más usado es “test”. El método “test” recibe una cadena y devuelve true si la cadena cumple esa expresión regular, false en caso contrario.</text:p>
      <text:p text:style-name="P2"/>
      <text:p text:style-name="P1"><text:span text:style-name="T29">Ejemplo:</text:span></text:p>
      <table:table table:name="Table14" table:style-name="Table14">
        <table:table-column table:style-name="Table14.A"/>
        <table:table-row table:style-name="Table14.1">
          <table:table-cell table:style-name="Table14.A1" office:value-type="string">
            <text:p text:style-name="P18"><text:span text:style-name="T33">let</text:span><text:span text:style-name="T34"> re = </text:span><text:span text:style-name="T33">new</text:span><text:span text:style-name="T34"> </text:span><text:span text:style-name="T35">RegExp</text:span><text:span text:style-name="T34">(</text:span><text:span text:style-name="T32">"ab+c"</text:span><text:span text:style-name="T34">);<text:line-break/></text:span><text:span text:style-name="T33">let</text:span><text:span text:style-name="T34"> cadena=prompt(</text:span><text:span text:style-name="T32">"Dime una cadena"</text:span><text:span text:style-name="T34">);<text:line-break/></text:span><text:span text:style-name="T33">if</text:span><text:span text:style-name="T34">(re.test(cadena)){<text:line-break/><text:tab/>alert(</text:span><text:span text:style-name="T32">"La cadena cumple el patrón de una a, entre 1 e infinitas b y al final una c"</text:span><text:span text:style-name="T34">);<text:line-break/>}</text:span></text:p>
          </table:table-cell>
        </table:table-row>
      </table:table>
      <text:p text:style-name="Standard">Sobre el uso de expresiones regulares tenéis más información en </text:p>
      <text:p text:style-name="Standard"><text:a xlink:type="simple" xlink:href="https://developer.mozilla.org/es/docs/Web/JavaScript/Guide/Regular_Expressions" text:style-name="ListLabel_20_28" text:visited-style-name="ListLabel_20_28"><text:span text:style-name="T38">https://developer.mozilla.org/es/docs/Web/JavaScript/Guide/Regular_Expressions</text:span></text:a></text:p>
      <text:p text:style-name="Standard">Podéis utilizarlas siempre que queráis para cualquier ejercicio.</text:p>
      <text:list xml:id="list12317114845570" text:continue-list="list12315268287329" text:style-name="WWNum4">
        <text:list-item>
          <text:p text:style-name="P32"><text:bookmark text:name="_lhq7pgr0vurw"/>Bibliotecas para validación formularios Javascript</text:p>
        </text:list-item>
      </text:list>
      <text:p text:style-name="Standard">Algunas de las bibliotecas más populares para la validación de formularios Javascript son:</text:p>
      <text:list xml:id="list837635752" text:style-name="WWNum3">
        <text:list-item>
          <text:p text:style-name="P29">joi <text:a xlink:type="simple" xlink:href="https://joi.dev/" text:style-name="ListLabel_20_28" text:visited-style-name="ListLabel_20_28"><text:span text:style-name="T38">https://joi.dev/</text:span></text:a></text:p>
        </text:list-item>
        <text:list-item>
          <text:p text:style-name="P29">Validator.js <text:a xlink:type="simple" xlink:href="https://github.com/validatorjs/validator.js" text:style-name="ListLabel_20_28" text:visited-style-name="ListLabel_20_28"><text:span text:style-name="T38">https://github.com/validatorjs/validator.js</text:span></text:a></text:p>
        </text:list-item>
        <text:list-item>
          <text:p text:style-name="P29">Validate.js <text:a xlink:type="simple" xlink:href="http://rickharrison.github.io/validate.js/" text:style-name="ListLabel_20_28" text:visited-style-name="ListLabel_20_28"><text:span text:style-name="T38">http://rickharrison.github.io/validate.js/</text:span></text:a></text:p>
        </text:list-item>
        <text:list-item>
          <text:p text:style-name="P29">jQuery Validation Plugin <text:a xlink:type="simple" xlink:href="https://jqueryvalidation.org/documentation/" text:style-name="ListLabel_20_28" text:visited-style-name="ListLabel_20_28"><text:span text:style-name="T38">https://jqueryvalidation.org/documentation/</text:span></text:a></text:p>
        </text:list-item>
      </text:list>
      <text:list xml:id="list12315308217291" text:continue-list="list12317114845570" text:style-name="WWNum4">
        <text:list-item>
          <text:p text:style-name="P32"><text:bookmark text:name="_ech63litfpca"/>Bibliografía</text:p>
        </text:list-item>
      </text:list>
      <text:p text:style-name="Standard"><text:span text:style-name="T39">[1] </text:span>Javascript Mozilla Developer <text:a xlink:type="simple" xlink:href="https://developer.mozilla.org/es/docs/Web/JavaScript" text:style-name="ListLabel_20_28" text:visited-style-name="ListLabel_20_28"><text:span text:style-name="T38">https://developer.mozilla.org/es/docs/Web/JavaScript</text:span></text:a></text:p>
      <text:p text:style-name="Standard">[2] Javascript ES6 W3C <text:a xlink:type="simple" xlink:href="https://www.w3schools.com/js/js_es6.asp" text:style-name="ListLabel_20_28" text:visited-style-name="ListLabel_20_28"><text:span text:style-name="T38">https://www.w3schools.com/js/js_es6.asp</text:span></text:a></text:p>
      <text:p text:style-name="Standard">[3] Expresiones regulares </text:p>
      <text:p text:style-name="Standard"><text:a xlink:type="simple" xlink:href="https://developer.mozilla.org/es/docs/Web/JavaScript/Guide/Regular_Expressions" text:style-name="ListLabel_20_28" text:visited-style-name="ListLabel_20_28"><text:span text:style-name="T38">https://developer.mozilla.org/es/docs/Web/JavaScript/Guide/Regular_Expressions</text:span></text:a></text:p>
      <text:list xml:id="list12316947727384" text:continue-numbering="true" text:style-name="WWNum4">
        <text:list-item>
          <text:p text:style-name="P31"><text:bookmark text:name="_g1qlmy5ta6mu"/>Autores (en orden alfabético)</text:p>
        </text:list-item>
      </text:list>
      <text:p text:style-name="P26">A continuación ofrecemos en orden alfabético el listado de autores que han hecho aportaciones a este documento:</text:p>
      <text:list xml:id="list887796519" text:style-name="WWNum2">
        <text:list-item>
          <text:p text:style-name="P30">García Barea, Serg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2"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Desarrollo web en entorno cliente</text:span><text:span text:style-name="MT2"> </text:span><text:span text:style-name="MT1"><text:tab/><text:tab/>UD0</text:span><text:span text:style-name="MT2">6</text:span><text:span text:style-name="MT1">. </text:span><text:span text:style-name="MT2">Formularios</text:span></text:p>
      </style:header>
      <style:footer>
        <text:p text:style-name="MP2"><text:span text:style-name="MT1">CFGS. Desarrollo de Aplicaciones W</text:span><text:span text:style-name="MT2">eb</text:span><text:span text:style-name="MT1"><text:tab/><text:tab/></text:span><text:span text:style-name="MT2">UD06 - Página</text:span><text:span text:style-name="MT1"> </text:span><text:page-number text:select-page="current">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4" meta:image-count="2" meta:object-count="0" meta:page-count="3" meta:paragraph-count="112" meta:word-count="1076" meta:character-count="8254" meta:non-whitespace-character-count="7259"/>
    <meta:generator>LibreOfficeDev/6.0.5.2$Linux_X86_64 LibreOffice_project/</meta:generator>
  </office:meta>
</office:document-meta>
</file>